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70%">
        <mrow>
          <mrow>
            <mfenced open="∣" close="〉">
              <mrow>
                <mstyle mathsize="120%">
                  <mrow>
                    <mrow>
                      <mi>n</mi>
                    </mrow>
                  </mrow>
                </mstyle>
              </mrow>
            </mfenced>
          </mrow>
        </mrow>
      </mstyle>
    </mrow>
    <annotation encoding="StarMath 5.0">size*0.7{left lline size*1.2{n} right rangl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25:48.399000000</meta:creation-date>
    <meta:generator>LibreOffice/4.1.4.2$Windows_x86 LibreOffice_project/0a0440ccc0227ad9829de5f46be37cfb6edcf72</meta:generator>
  </office:meta>
</office:document-meta>
</file>